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TagStatus.setCurrent( Object cur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se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setLast( boolean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setFirst( boolean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setStep( int 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setEnd(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setBegin( int be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